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ullDVFactory.getBuiltIn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ullDVFactory.getBuiltInTyp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ullDVFactory.createBuiltInTypes( SymbolHash 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6">
            <text:p text:style-name="Table_20_Contents">7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